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5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5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5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5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5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3">
          <table:table-cell table:style-name="ce20" office:value-type="date" office:date-value="2025-05-19" calcext:value-type="date">
            <text:p>2025-05-19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notebooks for clarity; Parallelized regions and map-matching; Refactored evaluation code to use parallelized map-matching</text:p>
          </table:table-cell>
          <table:table-cell table:style-name="ce35"/>
        </table:table-row>
        <table:table-row table:style-name="ro4">
          <table:table-cell table:style-name="ce20" office:value-type="date" office:date-value="2025-05-20" calcext:value-type="date">
            <text:p>2025-05-20</text:p>
          </table:table-cell>
          <table:table-cell table:style-name="ce23" office:value-type="float" office:value="3.75" calcext:value-type="float">
            <text:p>3.75</text:p>
          </table:table-cell>
          <table:table-cell table:style-name="ce32" office:value-type="string" calcext:value-type="string">
            <text:p>Refactored region_partitioning.ipynb to not save unnecessary info; Refactored evaluation so that systems output their clusters as a file; Refactored script parameters for systems</text:p>
          </table:table-cell>
          <table:table-cell table:style-name="ce35"/>
        </table:table-row>
        <table:table-row table:style-name="ro3">
          <table:table-cell table:style-name="ce20" office:value-type="date" office:date-value="2025-05-21" calcext:value-type="date">
            <text:p>2025-05-2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Refactored road_graph to include its path; Started experimenting and implementing scripts for that; Installed appropriate NVIDIA drivers</text:p>
          </table:table-cell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Meeting with Thomas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3" calcext:value-type="date">
            <text:p>2025-05-2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 to run all centralized experiments; Experimented</text:p>
          </table:table-cell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searched ideas for improvement; Experimented</text:p>
          </table:table-cell>
          <table:table-cell table:style-name="ce35"/>
        </table:table-row>
        <table:table-row table:style-name="ro1">
          <table:table-cell table:style-name="ce20" office:value-type="date" office:date-value="2025-05-25" calcext:value-type="date">
            <text:p>2025-05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9" calcext:value-type="date">
            <text:p>2025-05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1" calcext:value-type="date">
            <text:p>2025-05-3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1" calcext:value-type="date">
            <text:p>2025-06-0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2" calcext:value-type="date">
            <text:p>2025-06-0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3" calcext:value-type="date">
            <text:p>2025-06-0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4" calcext:value-type="date">
            <text:p>2025-06-0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7" calcext:value-type="date">
            <text:p>2025-06-0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9" calcext:value-type="date">
            <text:p>2025-06-0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217.75" calcext:value-type="float">
            <text:p>217.75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41944444444444" calcext:value-type="float">
            <text:p>2.42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6:05:06.4069087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25T14:29:10.312485268</dc:date>
    <meta:editing-duration>PT2H36M58S</meta:editing-duration>
    <meta:editing-cycles>111</meta:editing-cycles>
    <meta:generator>LibreOffice/24.2.7.2$Linux_X86_64 LibreOffice_project/420$Build-2</meta:generator>
    <meta:document-statistic meta:table-count="1" meta:cell-count="294" meta:object-count="0"/>
  </office:meta>
</office:document-meta>
</file>